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29fcf" draw:opacity="36%" draw:textarea-horizontal-align="justify" draw:textarea-vertical-align="top" draw:auto-grow-height="false" fo:min-height="16.038cm" fo:min-width="11.692cm" draw:shadow-opacity="36%"/>
    </style:style>
    <style:style style:name="gr2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3.306cm" fo:min-width="5.469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885cm" fo:min-width="1.406cm"/>
    </style:style>
    <style:style style:name="gr4" style:family="graphic" style:parent-style-name="standard">
      <style:graphic-properties draw:fill="solid" draw:fill-color="#729fcf" draw:opacity="36%" draw:textarea-horizontal-align="justify" draw:textarea-vertical-align="top" draw:auto-grow-height="false" fo:min-height="6.862cm" fo:min-width="5.977cm" draw:shadow-opacity="36%"/>
    </style:style>
    <style:style style:name="gr5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</style:style>
    <style:style style:name="gr6" style:family="graphic" style:parent-style-name="standard">
      <style:graphic-properties draw:fill-color="#dddddd" draw:opacity="100%" draw:textarea-horizontal-align="justify" draw:textarea-vertical-align="top" draw:auto-grow-height="false" fo:min-height="5.084cm" fo:min-width="4.58cm"/>
    </style:style>
    <style:style style:name="gr7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8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9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10" style:family="graphic" style:parent-style-name="standard">
      <style:graphic-properties draw:fill-color="#dddddd" draw:textarea-horizontal-align="justify" draw:textarea-vertical-align="top" draw:auto-grow-height="false" fo:min-height="2.29cm" fo:min-width="4.58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3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5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6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9ae" draw:textarea-horizontal-align="justify" draw:textarea-vertical-align="top" draw:auto-grow-height="false" fo:min-height="2.29cm" fo:min-width="4.58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512cm" fo:min-width="3.945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>
      <style:graphic-properties draw:fill="solid" draw:fill-color="#729fcf" draw:opacity="36%" draw:textarea-horizontal-align="justify" draw:textarea-vertical-align="middle" draw:auto-grow-height="false" fo:min-height="0.512cm" fo:min-width="3.31cm" draw:shadow-opacity="36%"/>
    </style:style>
    <style:style style:name="gr21" style:family="graphic" style:parent-style-name="standard">
      <style:graphic-properties draw:fill-color="#000000" draw:textarea-horizontal-align="justify" draw:textarea-vertical-align="middle" draw:auto-grow-height="false" fo:min-height="0.894cm" fo:min-width="0.856cm"/>
    </style:style>
    <style:style style:name="gr22" style:family="graphic" style:parent-style-name="standard">
      <style:graphic-properties draw:fill-color="#000000" draw:textarea-horizontal-align="justify" draw:textarea-vertical-align="top" draw:auto-grow-height="false" fo:min-height="1.045cm" fo:min-width="1.406cm"/>
    </style:style>
    <style:style style:name="gr23" style:family="graphic" style:parent-style-name="objectwithoutfill">
      <style:graphic-properties draw:stroke="dash" draw:stroke-dash="Ultrafine_20_Dashed" draw:marker-end="Triangle_20_unfilled" draw:marker-end-width="0.3cm" draw:fill="none" draw:textarea-vertical-align="middle"/>
    </style:style>
    <style:style style:name="gr24" style:family="graphic" style:parent-style-name="standard">
      <style:graphic-properties draw:fill-color="#000000" draw:textarea-horizontal-align="justify" draw:textarea-vertical-align="middle" draw:auto-grow-height="false" fo:min-height="0.512cm" fo:min-width="3.945cm"/>
    </style:style>
    <style:style style:name="gr2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258cm" fo:min-width="1.786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258cm" fo:min-width="1.786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258cm" fo:min-width="1.786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258cm" fo:min-width="1.786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729fcf" draw:opacity="36%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-color="#000000"/>
      <style:paragraph-properties fo:text-align="center" style:writing-mode="lr-tb"/>
      <style:text-properties fo:font-size="8pt" style:font-size-asian="8pt" style:font-size-complex="8pt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-color="#dddddd" draw:opacity="100%"/>
      <style:paragraph-properties fo:text-align="start" style:writing-mode="lr-tb"/>
      <style:text-properties fo:font-size="10pt" style:font-size-asian="10pt" style:font-size-complex="10pt"/>
    </style:style>
    <style:style style:name="P7" style:family="paragraph">
      <loext:graphic-properties draw:fill-color="#fff9ae"/>
      <style:paragraph-properties fo:text-align="start" style:writing-mode="lr-tb"/>
      <style:text-properties fo:font-size="10pt" style:font-size-asian="10pt" style:font-size-complex="10pt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-color="#00a65d"/>
      <style:paragraph-properties fo:text-align="center" style:writing-mode="lr-tb"/>
      <style:text-properties fo:color="#ffffff" fo:font-size="10pt" style:font-size-asian="10pt" style:font-size-complex="10pt"/>
    </style:style>
    <style:style style:name="P10" style:family="paragraph">
      <loext:graphic-properties draw:fill-color="#dddddd"/>
      <style:paragraph-properties fo:text-align="start" style:writing-mode="lr-tb"/>
      <style:text-properties fo:font-size="10pt" style:font-size-asian="10pt" style:font-size-complex="1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000000"/>
      <style:paragraph-properties fo:text-align="center" style:writing-mode="lr-tb"/>
      <style:text-properties fo:color="#ffffff" fo:font-size="10pt" style:font-size-asian="10pt" style:font-size-complex="10pt"/>
    </style:style>
    <style:style style:name="P13" style:family="paragraph">
      <loext:graphic-properties draw:fill-color="#666666"/>
      <style:paragraph-properties fo:text-align="center" style:writing-mode="lr-tb"/>
      <style:text-properties fo:color="#ffffff" fo:font-size="10pt" style:font-size-asian="10pt" style:font-size-complex="10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5" style:family="paragraph">
      <loext:graphic-properties draw:fill="solid" draw:fill-color="#fff9ae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7" style:family="paragraph">
      <loext:graphic-properties draw:fill="solid" draw:fill-color="#00a65d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text-align="center"/>
    </style:style>
    <style:style style:name="P20" style:family="paragraph">
      <loext:graphic-properties draw:fill="solid" draw:fill-color="#729fcf" draw:opacity="36%"/>
      <style:paragraph-properties fo:text-align="center"/>
    </style:style>
    <style:style style:name="P21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22" style:family="paragraph">
      <loext:graphic-properties draw:fill="solid" draw:fill-color="#00a65d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 Regular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style:style style:name="T3" style:family="text">
      <style:text-properties fo:color="#ffffff" style:text-position="super 58%" fo:font-size="10pt" style:font-size-asian="10pt" style:font-size-complex="1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fo:font-size="8pt" style:font-size-asian="8pt" style:font-size-complex="8pt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 Regular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192cm" svg:height="16.288cm" svg:x="1cm" svg:y="9.636cm">
          <text:p text:style-name="P1"><text:span text:style-name="T1">Optiona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969cm" svg:height="3.556cm" svg:x="1cm" svg:y="16.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905cm" svg:height="1.816cm" svg:x="4.275cm" svg:y="17.00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2" draw:layer="layout" svg:width="6.477cm" svg:height="7.112cm" svg:x="1cm" svg:y="1cm">
          <text:p text:style-name="P1"><text:span text:style-name="T1">Optional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8.255cm" svg:height="5.715cm" svg:x="1.2cm" svg:y="10.225cm">
          <text:p text:style-name="P5"><text:span text:style-name="T1">Replicated docker </text:span><text:span text:style-name="T1">container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08cm" svg:height="5.334cm" svg:x="8.35cm" svg:y="1cm">
          <text:p text:style-name="P5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5.08cm" svg:height="2.54cm" svg:x="1.7cm" svg:y="5.075cm">
          <text:p text:style-name="P5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08cm" svg:height="2.54cm" svg:x="1.2cm" svg:y="20.05cm">
          <text:p text:style-name="P5"><text:span text:style-name="T1">Docker container:</text:span></text:p>
          <text:p text:style-name="P5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08cm" svg:height="2.54cm" svg:x="3.867cm" svg:y="10.903cm">
          <text:p text:style-name="P5"><text:span text:style-name="T1">Docker container:</text:span></text:p>
          <text:p text:style-name="P5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08cm" svg:height="2.54cm" svg:x="2.724cm" svg:y="11.939cm">
          <text:p text:style-name="P5"><text:span text:style-name="T1">Docker container:</text:span></text:p>
          <text:p text:style-name="P5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08cm" svg:height="2.54cm" svg:x="1.591cm" svg:y="12.907cm">
          <text:p text:style-name="P5"><text:span text:style-name="T1">Docker container:</text:span></text:p>
          <text:p text:style-name="P5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445cm" svg:height="0.762cm" svg:x="1.962cm" svg:y="6.378cm">
          <text:p text:style-name="P8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4.445cm" svg:height="1.09cm" svg:x="1.832cm" svg:y="14.008cm">
          <text:p text:style-name="P8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5.08cm" svg:height="2.54cm" svg:x="1.7cm" svg:y="1.9cm">
          <text:p text:style-name="P5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11" draw:text-style-name="P11" draw:layer="layout" svg:x1="5.953cm" svg:y1="3.794cm" svg:x2="5.953cm" svg:y2="6.461cm">
          <text:p/>
        </draw:line>
        <draw:line draw:style-name="gr11" draw:text-style-name="P11" draw:layer="layout" svg:x1="4.165cm" svg:y1="7.096cm" svg:x2="4.175cm" svg:y2="8.62cm">
          <text:p/>
        </draw:line>
        <draw:custom-shape draw:style-name="gr12" draw:text-style-name="P12" draw:layer="layout" svg:width="4.445cm" svg:height="0.762cm" svg:x="1.962cm" svg:y="8.543cm">
          <text:p text:style-name="P8"><text:span text:style-name="T2">AWS SQS</text:span></text:p>
          <draw:enhanced-geometry svg:viewBox="0 0 21600 21600" draw:type="rectangle" draw:enhanced-path="M 0 0 L 21600 0 21600 21600 0 21600 0 0 Z N"/>
        </draw:custom-shape>
        <draw:line draw:style-name="gr11" draw:text-style-name="P11" draw:layer="layout" svg:x1="5.318cm" svg:y1="9.255cm" svg:x2="5.318cm" svg:y2="14.081cm">
          <text:p/>
        </draw:line>
        <draw:line draw:style-name="gr11" draw:text-style-name="P11" draw:layer="layout" svg:x1="4.033cm" svg:y1="15.097cm" svg:x2="4.033cm" svg:y2="17.637cm">
          <text:p/>
        </draw:line>
        <draw:custom-shape draw:style-name="gr13" draw:text-style-name="P9" draw:layer="layout" svg:width="3.81cm" svg:height="0.762cm" svg:x="8.904cm" svg:y="2.878cm">
          <text:p text:style-name="P8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3.81cm" svg:height="0.762cm" svg:x="8.904cm" svg:y="3.894cm">
          <text:p text:style-name="P8"><text:span text:style-name="T2">3</text:span><text:span text:style-name="T3">rd</text:span><text:span text:style-name="T2"> Party Software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3.81cm" svg:height="0.762cm" svg:x="8.904cm" svg:y="1.878cm">
          <text:p text:style-name="P8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4.445cm" svg:height="0.762cm" svg:x="1.954cm" svg:y="3.043cm">
          <text:p text:style-name="P8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9" draw:layer="layout" svg:width="4.445cm" svg:height="0.762cm" svg:x="1.454cm" svg:y="21.454cm">
          <text:p text:style-name="P8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11" draw:text-style-name="P11" draw:layer="layout" svg:x1="5.318cm" svg:y1="18.653cm" svg:x2="5.318cm" svg:y2="21.501cm">
          <text:p/>
        </draw:line>
        <draw:custom-shape draw:style-name="gr7" draw:text-style-name="P7" draw:layer="layout" svg:width="5.08cm" svg:height="2.54cm" svg:x="1.2cm" svg:y="23.225cm">
          <text:p text:style-name="P5"><text:span text:style-name="T1">Docker container:</text:span></text:p>
          <text:p text:style-name="P5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445cm" svg:height="0.762cm" svg:x="1.454cm" svg:y="24.629cm">
          <text:p text:style-name="P8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11" draw:text-style-name="P11" draw:layer="layout" svg:x1="5.318cm" svg:y1="22.18cm" svg:x2="5.318cm" svg:y2="24.801cm">
          <text:p/>
        </draw:line>
        <draw:custom-shape draw:style-name="gr17" draw:text-style-name="P15" draw:layer="layout" svg:width="5.08cm" svg:height="2.54cm" svg:x="7.35cm" svg:y="16.475cm">
          <text:p text:style-name="P14"><text:span text:style-name="T4">Docker container:</text:span></text:p>
          <text:p text:style-name="P14"><text:span text:style-name="T4">senzing/redoer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4.445cm" svg:height="0.762cm" svg:x="7.662cm" svg:y="17.768cm">
          <text:p text:style-name="P16"><text:span text:style-name="T5">redoer</text:span></text:p>
          <draw:enhanced-geometry svg:viewBox="0 0 21600 21600" draw:type="rectangle" draw:enhanced-path="M 0 0 L 21600 0 21600 21600 0 21600 0 0 Z N"/>
        </draw:custom-shape>
        <draw:line draw:style-name="gr19" draw:text-style-name="P18" draw:layer="layout" svg:x1="7.731cm" svg:y1="18.018cm" svg:x2="6.207cm" svg:y2="18.018cm">
          <text:p/>
        </draw:line>
        <draw:custom-shape draw:style-name="gr20" draw:text-style-name="P20" draw:layer="layout" svg:width="3.81cm" svg:height="0.762cm" svg:x="8.874cm" svg:y="4.983cm">
          <text:p text:style-name="P19"><text:span text:style-name="T1">Optional</text:span></text:p>
          <draw:enhanced-geometry svg:viewBox="0 0 21600 21600" draw:type="rectangle" draw:enhanced-path="M 0 0 L 21600 0 21600 21600 0 21600 0 0 Z N"/>
        </draw:custom-shape>
        <draw:custom-shape draw:style-name="gr21" draw:text-style-name="P21" draw:layer="layout" svg:width="2.032cm" svg:height="1.143cm" svg:x="7.223cm" svg:y="14.67cm">
          <text:p text:style-name="P19"><text:span text:style-name="T1">AWS </text:span></text:p>
          <text:p text:style-name="P19"><text:span text:style-name="T1">EFS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3" draw:text-style-name="P4" draw:layer="layout" svg:width="1.905cm" svg:height="1.816cm" svg:x="1.889cm" svg:y="16.96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2" draw:text-style-name="P4" draw:layer="layout" svg:width="1.905cm" svg:height="2.07cm" svg:x="3.032cm" svg:y="17.599cm">
          <text:p text:style-name="P8"><text:span text:style-name="T6">AWS</text:span><text:span text:style-name="T6"><text:line-break/></text:span><text:span text:style-name="T6">Aurora</text:span><text:span text:style-name="T6"><text:line-break/></text:span><text:span text:style-name="T6">Postgres</text:span><text:span text:style-name="T6"><text:line-break/></text:span><text:span text:style-name="T6">Serverles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3" draw:text-style-name="P11" draw:layer="layout" svg:x1="8.739cm" svg:y1="13.4cm" svg:x2="8.739cm" svg:y2="14.67cm">
          <text:p/>
        </draw:line>
        <draw:line draw:style-name="gr23" draw:text-style-name="P11" draw:layer="layout" svg:x1="6.661cm" svg:y1="14.924cm" svg:x2="7.296cm" svg:y2="15.051cm">
          <text:p/>
        </draw:line>
        <draw:line draw:style-name="gr23" draw:text-style-name="P11" draw:layer="layout" svg:x1="7.804cm" svg:y1="13.781cm" svg:x2="8.312cm" svg:y2="14.67cm">
          <text:p/>
        </draw:line>
        <draw:custom-shape draw:style-name="gr7" draw:text-style-name="P7" draw:layer="layout" svg:width="5.08cm" svg:height="2.54cm" svg:x="7.35cm" svg:y="23.225cm">
          <text:p text:style-name="P5"><text:span text:style-name="T1">Docker container:</text:span><text:span text:style-name="T1"><text:line-break/></text:span><text:span text:style-name="T1">senzing/sshd or xterm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08cm" svg:height="2.54cm" svg:x="7.35cm" svg:y="20.05cm">
          <text:p text:style-name="P5"><text:span text:style-name="T1">Docker container:</text:span><text:span text:style-name="T1"><text:line-break/></text:span><text:span text:style-name="T1">swaggerapi/swagger-ui</text:span></text:p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4.445cm" svg:height="0.762cm" svg:x="7.704cm" svg:y="21.394cm">
          <text:p text:style-name="P8"><text:span text:style-name="T2">Swagger UI</text:span></text:p>
          <draw:enhanced-geometry svg:viewBox="0 0 21600 21600" draw:type="rectangle" draw:enhanced-path="M 0 0 L 21600 0 21600 21600 0 21600 0 0 Z N"/>
        </draw:custom-shape>
        <draw:line draw:style-name="gr25" draw:text-style-name="P18" draw:layer="layout" svg:x1="5.698cm" svg:y1="21.829cm" svg:x2="7.731cm" svg:y2="21.828cm">
          <text:p/>
        </draw:line>
        <draw:custom-shape draw:style-name="gr26" draw:text-style-name="P22" draw:layer="layout" svg:width="2.286cm" svg:height="0.508cm" svg:x="7.477cm" svg:y="24.341cm">
          <text:p text:style-name="P16"><text:span text:style-name="T7">G2Command.py</text:span></text:p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2.286cm" svg:height="0.508cm" svg:x="9.917cm" svg:y="24.33cm">
          <text:p text:style-name="P16"><text:span text:style-name="T7">G2Explorer.py</text:span></text:p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286cm" svg:height="0.508cm" svg:x="9.917cm" svg:y="25.03cm">
          <text:p text:style-name="P16"><text:span text:style-name="T7">G2Loader.py</text:span></text:p>
          <draw:enhanced-geometry svg:viewBox="0 0 21600 21600" draw:type="rectangle" draw:enhanced-path="M 0 0 L 21600 0 21600 21600 0 21600 0 0 Z N"/>
        </draw:custom-shape>
        <draw:custom-shape draw:style-name="gr29" draw:text-style-name="P22" draw:layer="layout" svg:width="2.286cm" svg:height="0.508cm" svg:x="7.517cm" svg:y="25.03cm">
          <text:p text:style-name="P16"><text:span text:style-name="T7">G2ConfigTool.py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21-04-05T11:32:10.604328605</dc:date>
    <meta:editing-duration>PT2H2M19S</meta:editing-duration>
    <meta:editing-cycles>33</meta:editing-cycles>
    <meta:generator>LibreOffice/6.0.7.3$Linux_X86_64 LibreOffice_project/00m0$Build-3</meta:generator>
    <meta:document-statistic meta:object-count="46"/>
  </office:meta>
</office:document-meta>
</file>